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1.6cm" svg:x="4.3cm" svg:y="9.8cm">
          <text:p text:style-name="P1">Client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5cm" svg:height="1.6cm" svg:x="4.3cm" svg:y="12.2cm">
          <text:p text:style-name="P1">CustomerBeanRem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.5cm" svg:y1="12.2cm" svg:x2="8.5cm" svg:y2="11.4cm">
          <text:p/>
        </draw:line>
        <draw:line draw:style-name="gr3" draw:text-style-name="P1" draw:layer="layout" svg:x1="1.4cm" svg:y1="17.4cm" svg:x2="19.7cm" svg:y2="17.4cm">
          <text:p/>
        </draw:line>
        <draw:line draw:style-name="gr2" draw:text-style-name="P1" draw:layer="layout" svg:x1="8.5cm" svg:y1="13.8cm" svg:x2="8.5cm" svg:y2="20.7cm">
          <text:p/>
        </draw:line>
        <draw:custom-shape draw:style-name="gr1" draw:text-style-name="P1" draw:layer="layout" svg:width="7.9cm" svg:height="1.6cm" svg:x="4.5cm" svg:y="20.7cm">
          <text:p text:style-name="P1">CustomerBe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rks </meta:initial-creator>
    <meta:creation-date>2013-08-08T22:28:48</meta:creation-date>
    <dc:date>2013-08-08T22:38:30</dc:date>
    <dc:creator>Narks </dc:creator>
    <meta:editing-duration>PT21S</meta:editing-duration>
    <meta:editing-cycles>1</meta:editing-cycles>
    <meta:document-statistic meta:object-count="6"/>
    <meta:generator>LibreOffice/3.5$Linux_X86_64 LibreOffice_project/350m1$Build-2</meta:generator>
  </office:meta>
</office:document-meta>
</file>